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language="fr" fo:country="FR" officeooo:rsid="002a1398" officeooo:paragraph-rsid="002bfc96"/>
    </style:style>
    <style:style style:name="P3" style:family="paragraph" style:parent-style-name="Standard">
      <style:text-properties style:font-name="Liberation Serif" fo:language="fr" fo:country="FR" officeooo:rsid="002bb927" officeooo:paragraph-rsid="002bb927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rsid="002ec345" officeooo:paragraph-rsid="003dce7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2ec345" officeooo:paragraph-rsid="003e913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385fe0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3e9131" style:font-size-asian="12pt" style:font-size-complex="12pt"/>
    </style:style>
    <style:style style:name="P9" style:family="paragraph" style:parent-style-name="Standard">
      <style:text-properties style:font-name="Liberation Serif" officeooo:rsid="0035c36a" officeooo:paragraph-rsid="0035c36a"/>
    </style:style>
    <style:style style:name="P10" style:family="paragraph" style:parent-style-name="Standard">
      <style:text-properties style:font-name="Liberation Serif" fo:font-weight="bold" officeooo:rsid="002528ee" officeooo:paragraph-rsid="002528ee" style:font-weight-asian="bold" style:font-weight-complex="bold"/>
    </style:style>
    <style:style style:name="P11" style:family="paragraph" style:parent-style-name="Standard">
      <style:text-properties style:font-name="Liberation Serif" officeooo:rsid="0036b4b7" officeooo:paragraph-rsid="0036b4b7"/>
    </style:style>
    <style:style style:name="P12" style:family="paragraph" style:parent-style-name="Standard">
      <style:text-properties style:font-name="Liberation Serif" officeooo:rsid="0020da35"/>
    </style:style>
    <style:style style:name="P13" style:family="paragraph" style:parent-style-name="Standard">
      <style:text-properties style:font-name="Liberation Serif" officeooo:rsid="0020da35" officeooo:paragraph-rsid="0020da35"/>
    </style:style>
    <style:style style:name="P14" style:family="paragraph" style:parent-style-name="Standard">
      <style:text-properties style:font-name="Liberation Serif" officeooo:paragraph-rsid="0026fabd"/>
    </style:style>
    <style:style style:name="P15" style:family="paragraph" style:parent-style-name="Standard">
      <style:text-properties style:font-name="Liberation Serif" officeooo:paragraph-rsid="002a1398"/>
    </style:style>
    <style:style style:name="P16" style:family="paragraph" style:parent-style-name="Standard">
      <style:text-properties style:font-name="Liberation Serif" officeooo:rsid="003a0c55" officeooo:paragraph-rsid="003a0c55"/>
    </style:style>
    <style:style style:name="P17" style:family="paragraph" style:parent-style-name="Standard">
      <style:text-properties style:font-name="Liberation Serif" officeooo:rsid="002ec345" officeooo:paragraph-rsid="0032a1d2"/>
    </style:style>
    <style:style style:name="P18" style:family="paragraph" style:parent-style-name="Standard">
      <style:text-properties style:font-name="Liberation Serif" officeooo:paragraph-rsid="004002c3"/>
    </style:style>
    <style:style style:name="P19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3bf0cd" officeooo:paragraph-rsid="003bf0cd" style:font-weight-asian="bold" style:font-weight-complex="bold"/>
    </style:style>
    <style:style style:name="P20" style:family="paragraph" style:parent-style-name="Standard">
      <style:text-properties fo:color="#000000" style:font-name="Liberation Serif" fo:font-size="13pt" style:text-underline-style="solid" style:text-underline-width="auto" style:text-underline-color="font-color" fo:font-weight="bold" officeooo:rsid="003bf0cd" officeooo:paragraph-rsid="003bf0cd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style:font-name="Liberation Serif" officeooo:paragraph-rsid="0020da35"/>
    </style:style>
    <style:style style:name="P22" style:family="paragraph" style:parent-style-name="Text_20_body">
      <style:text-properties style:font-name="Liberation Serif" officeooo:rsid="0022015e"/>
    </style:style>
    <style:style style:name="P23" style:family="paragraph" style:parent-style-name="Text_20_body">
      <style:text-properties style:font-name="Liberation Serif" officeooo:rsid="0022015e" officeooo:paragraph-rsid="0022015e"/>
    </style:style>
    <style:style style:name="P24" style:family="paragraph" style:parent-style-name="Standard">
      <style:text-properties style:font-name="Liberation Serif" fo:font-size="12pt" officeooo:rsid="002ec345" officeooo:paragraph-rsid="003bf0cd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rsid="0032a1d2" officeooo:paragraph-rsid="003dce7e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32a1d2" officeooo:paragraph-rsid="003e9131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37fa7d" style:font-size-asian="12pt" style:font-size-complex="12pt"/>
    </style:style>
    <style:style style:name="P28" style:family="paragraph" style:parent-style-name="Standard">
      <style:text-properties style:font-name="Liberation Serif" fo:font-size="12pt" style:text-underline-style="solid" style:text-underline-width="auto" style:text-underline-color="font-color" officeooo:paragraph-rsid="004002c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paragraph-rsid="004355c8"/>
    </style:style>
    <style:style style:name="P30" style:family="paragraph" style:parent-style-name="Standard">
      <style:text-properties officeooo:paragraph-rsid="004355c8"/>
    </style:style>
    <style:style style:name="T1" style:family="text">
      <style:text-properties fo:language="fr" fo:country="FR" officeooo:rsid="002bb927"/>
    </style:style>
    <style:style style:name="T2" style:family="text">
      <style:text-properties fo:language="fr" fo:country="FR" officeooo:rsid="002ec345"/>
    </style:style>
    <style:style style:name="T3" style:family="text">
      <style:text-properties fo:language="fr" fo:country="FR" officeooo:rsid="0035c36a"/>
    </style:style>
    <style:style style:name="T4" style:family="text">
      <style:text-properties fo:language="fr" fo:country="FR" officeooo:rsid="002a1398"/>
    </style:style>
    <style:style style:name="T5" style:family="text">
      <style:text-properties fo:language="fr" fo:country="FR" officeooo:rsid="00385fe0"/>
    </style:style>
    <style:style style:name="T6" style:family="text">
      <style:text-properties fo:language="fr" fo:country="FR" fo:font-weight="bold" officeooo:rsid="0032a1d2" style:font-weight-asian="bold" style:font-weight-complex="bold"/>
    </style:style>
    <style:style style:name="T7" style:family="text">
      <style:text-properties fo:language="fr" fo:country="FR" fo:font-weight="bold" officeooo:rsid="002bfc96" style:font-weight-asian="bold" style:font-weight-complex="bold"/>
    </style:style>
    <style:style style:name="T8" style:family="text">
      <style:text-properties fo:language="fr" fo:country="FR" fo:font-weight="normal" officeooo:rsid="004002c3" style:font-weight-asian="normal" style:font-weight-complex="normal"/>
    </style:style>
    <style:style style:name="T9" style:family="text">
      <style:text-properties fo:language="fr" fo:country="FR" fo:font-weight="normal" officeooo:rsid="002a1398" style:font-weight-asian="normal" style:font-weight-complex="normal"/>
    </style:style>
    <style:style style:name="T10" style:family="text">
      <style:text-properties fo:language="fr" fo:country="FR" officeooo:rsid="0041eee9"/>
    </style:style>
    <style:style style:name="T11" style:family="text">
      <style:text-properties officeooo:rsid="0032a1d2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528ee" style:font-size-asian="12pt" style:font-size-complex="12pt"/>
    </style:style>
    <style:style style:name="T14" style:family="text">
      <style:text-properties fo:font-size="12pt" officeooo:rsid="002ec345" style:font-size-asian="12pt" style:font-size-complex="12pt"/>
    </style:style>
    <style:style style:name="T15" style:family="text">
      <style:text-properties fo:font-size="12pt" officeooo:rsid="003bf0cd" style:font-size-asian="12pt" style:font-size-complex="12pt"/>
    </style:style>
    <style:style style:name="T16" style:family="text">
      <style:text-properties fo:font-size="12pt" officeooo:rsid="003dce7e" style:font-size-asian="12pt" style:font-size-complex="12pt"/>
    </style:style>
    <style:style style:name="T17" style:family="text">
      <style:text-properties fo:font-size="12pt" officeooo:rsid="003e9131" style:font-size-asian="12pt" style:font-size-complex="12pt"/>
    </style:style>
    <style:style style:name="T18" style:family="text">
      <style:text-properties fo:font-size="12pt" officeooo:rsid="0041eee9" style:font-size-asian="12pt" style:font-size-complex="12pt"/>
    </style:style>
    <style:style style:name="T19" style:family="text">
      <style:text-properties fo:font-size="12pt" fo:language="fr" fo:country="FR" officeooo:rsid="0036b4b7" style:font-size-asian="12pt" style:font-size-complex="12pt"/>
    </style:style>
    <style:style style:name="T20" style:family="text">
      <style:text-properties fo:font-size="12pt" fo:language="fr" fo:country="FR" fo:font-weight="bold" officeooo:rsid="0036b4b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e9131" style:font-size-asian="12pt" style:font-weight-asian="bold" style:font-size-complex="12pt" style:font-weight-complex="bold"/>
    </style:style>
    <style:style style:name="T22" style:family="text">
      <style:text-properties fo:font-size="12pt" fo:language="grc" fo:country="GR" officeooo:rsid="002ec345" style:font-size-asian="12pt" style:font-size-complex="12pt"/>
    </style:style>
    <style:style style:name="T23" style:family="text">
      <style:text-properties officeooo:rsid="0037fa7d"/>
    </style:style>
    <style:style style:name="T24" style:family="text">
      <style:text-properties officeooo:rsid="0026fabd"/>
    </style:style>
    <style:style style:name="T25" style:family="text">
      <style:text-properties officeooo:rsid="00385fe0"/>
    </style:style>
    <style:style style:name="T26" style:family="text">
      <style:text-properties style:text-position="sub 58%" fo:font-style="italic" officeooo:rsid="00385fe0" style:font-style-asian="italic" style:font-style-complex="italic"/>
    </style:style>
    <style:style style:name="T27" style:family="text">
      <style:text-properties style:text-position="sub 58%" style:font-name="Liberation Serif" fo:font-size="12pt" fo:font-style="italic" officeooo:rsid="00385fe0" style:font-size-asian="12pt" style:font-style-asian="italic" style:font-size-complex="12pt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85fe0" style:font-style-asian="italic" style:font-style-complex="italic"/>
    </style:style>
    <style:style style:name="T30" style:family="text">
      <style:text-properties officeooo:rsid="003a0c55"/>
    </style:style>
    <style:style style:name="T31" style:family="text">
      <style:text-properties officeooo:rsid="003ab523"/>
    </style:style>
    <style:style style:name="T32" style:family="text">
      <style:text-properties officeooo:rsid="003dce7e"/>
    </style:style>
    <style:style style:name="T33" style:family="text">
      <style:text-properties officeooo:rsid="003e913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528ee" style:font-weight-asian="bold" style:font-weight-complex="bold"/>
    </style:style>
    <style:style style:name="T36" style:family="text">
      <style:text-properties fo:font-weight="bold" officeooo:rsid="003e9131" style:font-weight-asian="bold" style:font-weight-complex="bold"/>
    </style:style>
    <style:style style:name="T37" style:family="text">
      <style:text-properties fo:font-weight="bold" officeooo:rsid="0026fabd" style:font-weight-asian="bold" style:font-weight-complex="bold"/>
    </style:style>
    <style:style style:name="T38" style:family="text">
      <style:text-properties fo:font-size="13pt" style:text-underline-style="solid" style:text-underline-width="auto" style:text-underline-color="font-color" fo:font-weight="bold" officeooo:rsid="003e9131" style:font-size-asian="13pt" style:font-weight-asian="bold" style:font-size-complex="13pt" style:font-weight-complex="bold"/>
    </style:style>
    <style:style style:name="T39" style:family="text">
      <style:text-properties fo:font-size="13pt" style:text-underline-style="solid" style:text-underline-width="auto" style:text-underline-color="font-color" fo:font-weight="bold" officeooo:rsid="002528ee" style:font-size-asian="13pt" style:font-weight-asian="bold" style:font-size-complex="13pt" style:font-weight-complex="bold"/>
    </style:style>
    <style:style style:name="T40" style:family="text">
      <style:text-properties officeooo:rsid="0041eee9"/>
    </style:style>
    <style:style style:name="T41" style:family="text">
      <style:text-properties style:font-name="Liberation Serif" fo:font-size="12pt" style:font-size-asian="12pt" style:font-size-complex="12pt"/>
    </style:style>
    <style:style style:name="T42" style:family="text">
      <style:text-properties style:font-name="Liberation Serif" fo:font-size="12pt" officeooo:rsid="002528ee" style:font-size-asian="12pt" style:font-size-complex="12pt"/>
    </style:style>
    <style:style style:name="T43" style:family="text">
      <style:text-properties style:font-name="Liberation Serif" fo:font-size="12pt" officeooo:rsid="003bf0cd" style:font-size-asian="12pt" style:font-size-complex="12pt"/>
    </style:style>
    <style:style style:name="T44" style:family="text">
      <style:text-properties style:font-name="Liberation Serif" fo:font-size="12pt" officeooo:rsid="003dce7e" style:font-size-asian="12pt" style:font-size-complex="12pt"/>
    </style:style>
    <style:style style:name="T45" style:family="text">
      <style:text-properties style:font-name="Liberation Serif" fo:font-size="12pt" officeooo:rsid="0041eee9" style:font-size-asian="12pt" style:font-size-complex="12pt"/>
    </style:style>
    <style:style style:name="T46" style:family="text">
      <style:text-properties style:font-name="Liberation Serif" fo:font-size="12pt" officeooo:rsid="002ec345" style:font-size-asian="12pt" style:font-size-complex="12pt"/>
    </style:style>
    <style:style style:name="T47" style:family="text">
      <style:text-properties style:font-name="Liberation Serif" fo:font-size="12pt" officeooo:rsid="0026fabd" style:font-size-asian="12pt" style:font-size-complex="12pt"/>
    </style:style>
    <style:style style:name="T48" style:family="text">
      <style:text-properties style:font-name="Liberation Serif" fo:font-size="12pt" officeooo:rsid="0037fa7d" style:font-size-asian="12pt" style:font-size-complex="12pt"/>
    </style:style>
    <style:style style:name="T49" style:family="text">
      <style:text-properties style:font-name="Liberation Serif" fo:font-size="12pt" officeooo:rsid="00385fe0" style:font-size-asian="12pt" style:font-size-complex="12pt"/>
    </style:style>
    <style:style style:name="T50" style:family="text">
      <style:text-properties style:font-name="Liberation Serif" fo:font-size="12pt" officeooo:rsid="003e9131" style:font-size-asian="12pt" style:font-size-complex="12pt"/>
    </style:style>
    <style:style style:name="T51" style:family="text">
      <style:text-properties style:font-name="Liberation Serif" fo:font-size="12pt" officeooo:rsid="003a0c55" style:font-size-asian="12pt" style:font-size-complex="12pt"/>
    </style:style>
    <style:style style:name="T52" style:family="text">
      <style:text-properties style:font-name="Liberation Serif" fo:font-size="12pt" fo:font-weight="bold" officeooo:rsid="0026fabd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fo:font-weight="bold" officeooo:rsid="003e9131" style:font-size-asian="12pt" style:font-weight-asian="bold" style:font-size-complex="12pt" style:font-weight-complex="bold"/>
    </style:style>
    <style:style style:name="T54" style:family="text">
      <style:text-properties style:font-name="Liberation Serif" fo:font-size="12pt" fo:font-weight="bold" officeooo:rsid="002528ee" style:font-size-asian="12pt" style:font-size-complex="12pt"/>
    </style:style>
    <style:style style:name="T55" style:family="text">
      <style:text-properties style:font-name="Liberation Serif" fo:font-size="12pt" fo:font-style="italic" officeooo:rsid="00385fe0" style:font-size-asian="12pt" style:font-style-asian="italic" style:font-size-complex="12pt" style:font-style-complex="italic"/>
    </style:style>
    <style:style style:name="T56" style:family="text">
      <style:text-properties style:font-name="Liberation Serif" fo:font-size="12pt" fo:language="grc" fo:country="GR" officeooo:rsid="0041eee9" style:font-size-asian="12pt" style:font-size-complex="12pt"/>
    </style:style>
    <style:style style:name="T57" style:family="text">
      <style:text-properties style:font-name="Liberation Serif" fo:font-size="12pt" fo:font-weight="normal" officeooo:rsid="002528ee" style:font-size-asian="12pt" style:font-weight-asian="normal" style:font-size-complex="12pt" style:font-weight-complex="normal"/>
    </style:style>
    <style:style style:name="T58" style:family="text">
      <style:text-properties fo:language="grc" fo:country="GR"/>
    </style:style>
    <style:style style:name="T59" style:family="text">
      <style:text-properties officeooo:rsid="004355c8"/>
    </style:style>
    <style:style style:name="T60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60">Projet 6 :Prédiction de la structure secondaire et analyse</text:span></text:p>
      <text:p text:style-name="P19"/>
      <text:p text:style-name="P20">But du TP</text:p>
      <text:p text:style-name="P9"/>
      <text:p text:style-name="P30"><text:span text:style-name="T42">Le principe de ce </text:span><text:span text:style-name="T43">TP est </text:span><text:span text:style-name="T42"><text:s/>de </text:span><text:span text:style-name="T44">prédire</text:span><text:span text:style-name="T42"> le type de structure secondaire (hélice, brin </text:span><text:span text:style-name="T57">β</text:span><text:span text:style-name="T42"> ou boucles) à partir de la </text:span><text:span text:style-name="T41">composition en acides amin</text:span><text:span text:style-name="T45">ées </text:span><text:span text:style-name="T43">avec un </text:span><text:span text:style-name="T44">réseau</text:span><text:span text:style-name="T43"> de neurone</text:span><text:span text:style-name="T45">s</text:span><text:span text:style-name="T41">. </text:span><text:span text:style-name="T46">On part du fichier </text:span><text:span text:style-name="T44">mettre nom </text:span><text:span text:style-name="T46"><text:s/>qui est compos</text:span><text:span text:style-name="T45">é</text:span><text:span text:style-name="T46"> de 675 protéines, </text:span><text:span text:style-name="T44">seul les</text:span><text:span text:style-name="T46"> colonnes 1,3,4 <text:s/>qui sont respectivement</text:span><text:span text:style-name="T45"> le nom de </text:span><text:span text:style-name="T46"><text:s/>l’acide aminée, <text:s/>la structure secondaire ( 0 : hélice </text:span><text:span text:style-name="T22">α</text:span><text:span text:style-name="T46"> , 1 : brin </text:span><text:span text:style-name="T57">β</text:span><text:span text:style-name="T46"> et 2 : boucle ) </text:span><text:span text:style-name="T44">seront utilisées</text:span><text:span text:style-name="T46">.</text:span></text:p>
      <text:p text:style-name="P24"/>
      <text:p text:style-name="P5">A partir de cette base de données on a créer des fragments de 9 acides amin<text:span text:style-name="T40">ées</text:span> associ<text:span text:style-name="T32">és a </text:span>une structure secondaire. <text:span text:style-name="T11">Pour le réseaux neuronale, l’acide aminée doit être converti en un vecteur de taille <text:s/>20 composé de 0 et de 1.</text:span></text:p>
      <text:p text:style-name="P25">Par exemple , en prenant comme référence le vecteur (A,C,D,E,F,G,H,I,K,L,M,N,P,Q,R,S,T,W,Y,Z)</text:p>
      <text:p text:style-name="P26">l’alanine sera code de la maniéré suivante :10000000000000000000.De même pour chaque acide aminée.</text:p>
      <text:p text:style-name="P6"/>
      <text:p text:style-name="P17"><text:span text:style-name="T38">Q</text:span><text:span text:style-name="T39">uestions</text:span><text:span text:style-name="T35"> </text:span></text:p>
      <text:p text:style-name="P10"/>
      <text:p text:style-name="P30"><text:span text:style-name="T52">1. <text:s/></text:span><text:span text:style-name="T47">Utiliser R ou python pour déterminer q</text:span><text:span text:style-name="T41">uels acides aminés sont associés aux hélices </text:span><text:span text:style-name="T58">α</text:span><text:span text:style-name="T41"> , feuillets <text:s text:c="2"/></text:span><text:span text:style-name="T57">β </text:span><text:span text:style-name="T41">et boucles. </text:span><text:span text:style-name="T48">Pour cela,</text:span><text:span text:style-name="T41"> </text:span><text:span text:style-name="T48">c</text:span><text:span text:style-name="T41">alculer pour la fréquence <text:s/></text:span><text:span text:style-name="T55">f(aa</text:span><text:span text:style-name="T27">i</text:span><text:span text:style-name="T55">)</text:span><text:span text:style-name="T27">p</text:span><text:span text:style-name="T41"> <text:s/>de chaque type d'acide aminé associé à chaque type de structure secondaire. ( i va de 1 à 20, p de 1 à 3, </text:span><text:span text:style-name="T49">soit </text:span><text:span text:style-name="T41"><text:s/></text:span><text:span text:style-name="T45">hélice </text:span><text:span text:style-name="T56">α</text:span><text:span text:style-name="T41">, </text:span><text:span text:style-name="T45">feuillet</text:span><text:span text:style-name="T41"> </text:span><text:span text:style-name="T57">β</text:span><text:span text:style-name="T41">, boucle).</text:span></text:p>
      <text:p text:style-name="P7">Analyser la fréquence relative <text:span text:style-name="T29">f(aa</text:span><text:span text:style-name="T26">i</text:span><text:span text:style-name="T29">)</text:span><text:span text:style-name="T26">p </text:span><text:span text:style-name="T28">/ </text:span><text:span text:style-name="T29">f(aa</text:span><text:span text:style-name="T26">i</text:span><text:span text:style-name="T29">)</text:span><text:span text:style-name="T26">db</text:span>. Ce dernier étant la fréquence observée dans la banque de données.</text:p>
      <text:p text:style-name="P14"/>
      <text:p text:style-name="P15"><text:span text:style-name="T6">2. <text:s/></text:span><text:span text:style-name="T4">Ouvrez le fichier </text:span><text:span text:style-name="T3">fourni </text:span><text:span text:style-name="T10">mettre</text:span><text:span text:style-name="T3"> nom </text:span><text:span text:style-name="T4"><text:s/>sous R. </text:span><text:span text:style-name="T2">décrivez</text:span><text:span text:style-name="T1"> le fichier et sa composition. </text:span><text:span text:style-name="T3">La composition </text:span><text:span text:style-name="T5">paraît </text:span><text:span text:style-name="T3"><text:s/>elle concorder avec la description ci dessus ?</text:span><text:span text:style-name="T1"> </text:span></text:p>
      <text:p text:style-name="P3"/>
      <text:p text:style-name="P11"><text:span text:style-name="T7">3. <text:s/></text:span><text:span text:style-name="T8">C</text:span><text:span text:style-name="T9">réer d</text:span><text:span text:style-name="T4">es échantillons apprentissage ( 2/3) et de test (1/3) avec les données fournies. </text:span><text:span text:style-name="T3">Discuter de la composition des des échantillons ?</text:span></text:p>
      <text:p text:style-name="P2"/>
      <text:p text:style-name="P18"><text:span text:style-name="T20">4.</text:span><text:span text:style-name="T19"> <text:s/>Utiliser un réseau neuronal </text:span><text:span text:style-name="T12">pour apprendre l'information des fragments en entrées.</text:span><text:span text:style-name="T17">Pour chaque question vérifier les performances du modèle en calculant le taux de bien prédit et le taux de mal prédit. </text:span></text:p>
      <text:p text:style-name="P27"/>
      <text:p text:style-name="P1"><text:span text:style-name="T21">4 .1</text:span><text:span text:style-name="T12"> <text:s/></text:span><text:span text:style-name="T17">A</text:span><text:span text:style-name="T12">pprentissage avec l'échantillon d'apprentissage </text:span><text:span text:style-name="T17">puis vérification </text:span><text:span text:style-name="T12">avec l'échantillon de </text:span><text:span text:style-name="T17">test </text:span></text:p>
      <text:p text:style-name="P4"/>
      <text:p text:style-name="P4"><text:span text:style-name="T36">4</text:span><text:span text:style-name="T34">.</text:span><text:span text:style-name="T36">2</text:span> <text:s/><text:span text:style-name="T33">C</text:span>alcul avec l'échantillon d'apprentissage du type de groupe majoritaire associe à chaque neurone.</text:p>
      <text:p text:style-name="P4"/>
      <text:p text:style-name="P30"><text:span text:style-name="T53">4.3 </text:span><text:span text:style-name="T50"><text:s/></text:span><text:span text:style-name="T41">Faites au départ deux classes simples ( </text:span><text:span text:style-name="T58">α</text:span><text:span text:style-name="T41"> contre </text:span><text:span text:style-name="T57">β</text:span><text:span text:style-name="T51"> </text:span><text:span text:style-name="T41">+ boucle ) </text:span><text:span text:style-name="T50">puis changer les classes</text:span><text:span text:style-name="T41">. </text:span><text:span text:style-name="T50">Que constatez vous ?</text:span></text:p>
      <text:p text:style-name="P8"/>
      <text:p text:style-name="P28">l est difficile d’analyser ce qu’apprend un réseau neuronal. Ici, analysez quels sont les cas bien prédits et ceux mal prédits. (cf. point 2)</text:p>
      <text:p text:style-name="P12"/>
      <text:p text:style-name="P16"><text:span text:style-name="T34">5 . </text:span>Confrontez vos résultats avec ceux obtenus en questions 2. Concluez quant <text:span text:style-name="T40">à</text:span> la <text:span text:style-name="T31">prédiction</text:span> des structures secondaires par réseau de neurones </text:p>
      <text:p text:style-name="P16"/>
      <text:p text:style-name="P16"><text:span text:style-name="T34">6 . <text:s/></text:span>Recommencer le même protocole mais avec un SVM <text:span text:style-name="T40">à</text:span> la place d’un réseau de neurones <text:s/>.</text:p>
      <text:p text:style-name="P21"/>
      <text:p text:style-name="P22"/>
      <text:p text:style-name="P23"><text:soft-page-break/></text:p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13">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39:46.815408547</meta:creation-date>
    <meta:generator>LibreOffice/5.1.4.2$Linux_X86_64 LibreOffice_project/10m0$Build-2</meta:generator>
    <dc:date>2017-01-15T11:02:22.355851816</dc:date>
    <meta:editing-duration>PT3H53M10S</meta:editing-duration>
    <meta:editing-cycles>23</meta:editing-cycles>
    <meta:document-statistic meta:table-count="0" meta:image-count="0" meta:object-count="0" meta:page-count="2" meta:paragraph-count="19" meta:word-count="422" meta:character-count="2508" meta:non-whitespace-character-count="2076"/>
  </office:meta>
</office:document-meta>
</file>